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7c3f2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bold" officeooo:rsid="000283cb" officeooo:paragraph-rsid="000283cb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7c3f2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07c3f2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8f1d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08f1d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8f1df"/>
    </style:style>
    <style:style style:name="T3" style:family="text">
      <style:text-properties officeooo:rsid="0007c3f2"/>
    </style:style>
    <style:style style:name="T4" style:family="text">
      <style:text-properties officeooo:rsid="0008f1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<text:span text:style-name="T4">9</text:span><text:span text:style-name="T1"> <text:tab/><text:tab/></text:span><text:span text:style-name="T4">PAGING TECHNIQUE</text:span></text:p>
      <text:p text:style-name="P2">-S.Vishakan CSE-C 18 5001 196</text:p>
      <text:p text:style-name="P3"/>
      <text:p text:style-name="P4">Source Code:</text:p>
      <text:p text:style-name="P4"/>
      <text:p text:style-name="P7">#include &lt;stdio.h&gt;</text:p>
      <text:p text:style-name="P7">#include &lt;stdlib.h&gt;</text:p>
      <text:p text:style-name="P7"/>
      <text:p text:style-name="P7">struct PageTable</text:p>
      <text:p text:style-name="P7">{</text:p>
      <text:p text:style-name="P7"><text:s text:c="4"/>int page_no;</text:p>
      <text:p text:style-name="P7"><text:s text:c="4"/>int frame_no;</text:p>
      <text:p text:style-name="P7"><text:s text:c="4"/>struct PageTable *next;</text:p>
      <text:p text:style-name="P7">};</text:p>
      <text:p text:style-name="P7"/>
      <text:p text:style-name="P7">struct FreeFrame</text:p>
      <text:p text:style-name="P7">{</text:p>
      <text:p text:style-name="P7"><text:s text:c="4"/>int frame_no;</text:p>
      <text:p text:style-name="P7"><text:s text:c="4"/>struct FreeFrame *next;</text:p>
      <text:p text:style-name="P7">};</text:p>
      <text:p text:style-name="P7"/>
      <text:p text:style-name="P7">typedef struct PageTable pagetable;</text:p>
      <text:p text:style-name="P7">typedef struct FreeFrame freeframe;</text:p>
      <text:p text:style-name="P7"/>
      <text:p text:style-name="P7">pagetable *process[100];</text:p>
      <text:p text:style-name="P7">freeframe *head;</text:p>
      <text:p text:style-name="P7"/>
      <text:p text:style-name="P7">int page_size, mem_size, no_frames, no_free, frames[100];</text:p>
      <text:p text:style-name="P7"/>
      <text:p text:style-name="P7">void initMemory();</text:p>
      <text:p text:style-name="P7">void allocateProcess();</text:p>
      <text:p text:style-name="P7">void deallocateProcess();</text:p>
      <text:p text:style-name="P7">void printPageTable(pagetable *head);</text:p>
      <text:p text:style-name="P7">void showAllPageTables();</text:p>
      <text:p text:style-name="P7">void showFreeFrames();</text:p>
      <text:p text:style-name="P7">void addressMapper();</text:p>
      <text:p text:style-name="P7"/>
      <text:p text:style-name="P7">int main(void)</text:p>
      <text:p text:style-name="P7">{</text:p>
      <text:p text:style-name="P7"><text:s text:c="4"/>initMemory();</text:p>
      <text:p text:style-name="P7"><text:s text:c="4"/>showFreeFrames();</text:p>
      <text:p text:style-name="P7"><text:s text:c="4"/>printf("\nNo. of free frames left: %d", no_free);</text:p>
      <text:p text:style-name="P7"/>
      <text:p text:style-name="P7"><text:s text:c="4"/>int opt = 1;</text:p>
      <text:p text:style-name="P7"><text:s text:c="4"/>while (opt != 0)</text:p>
      <text:p text:style-name="P7"><text:soft-page-break/><text:s text:c="4"/>{</text:p>
      <text:p text:style-name="P7"><text:s text:c="8"/>printf("\n\n\t\tMain Menu\n");</text:p>
      <text:p text:style-name="P7"><text:s text:c="8"/>printf("\n\t1. Allocate a Process\n\t2. Deallocate a Process\n\t3. Display Page Table\n\t4. Display Free Frames\n\t5. Address Mapping\n\t0. Exit\n\tYour Choice -&gt; ");</text:p>
      <text:p text:style-name="P7"><text:s text:c="8"/>scanf("%d", &amp;opt);</text:p>
      <text:p text:style-name="P7"/>
      <text:p text:style-name="P7"><text:s text:c="8"/>switch (opt)</text:p>
      <text:p text:style-name="P7"><text:s text:c="8"/>{</text:p>
      <text:p text:style-name="P7"><text:s text:c="8"/>case 1:</text:p>
      <text:p text:style-name="P7"><text:s text:c="12"/>allocateProcess();</text:p>
      <text:p text:style-name="P7"><text:s text:c="12"/>break;</text:p>
      <text:p text:style-name="P7"><text:s text:c="8"/>case 2:</text:p>
      <text:p text:style-name="P7"><text:s text:c="12"/>deallocateProcess();</text:p>
      <text:p text:style-name="P7"><text:s text:c="12"/>break;</text:p>
      <text:p text:style-name="P7"><text:s text:c="8"/>case 3:</text:p>
      <text:p text:style-name="P7"><text:s text:c="12"/>showAllPageTables();</text:p>
      <text:p text:style-name="P7"><text:s text:c="12"/>break;</text:p>
      <text:p text:style-name="P7"><text:s text:c="8"/>case 4:</text:p>
      <text:p text:style-name="P7"><text:s text:c="12"/>showFreeFrames();</text:p>
      <text:p text:style-name="P7"><text:s text:c="12"/>break;</text:p>
      <text:p text:style-name="P7"><text:s text:c="8"/>case 5:</text:p>
      <text:p text:style-name="P7"><text:s text:c="12"/>addressMapper();</text:p>
      <text:p text:style-name="P7"><text:s text:c="12"/>break;</text:p>
      <text:p text:style-name="P7"><text:s text:c="8"/>case 0:</text:p>
      <text:p text:style-name="P7"><text:s text:c="12"/>printf("\n\t\tThank You!\n");</text:p>
      <text:p text:style-name="P7"><text:s text:c="12"/>break;</text:p>
      <text:p text:style-name="P7"><text:s text:c="8"/>default:</text:p>
      <text:p text:style-name="P7"><text:s text:c="12"/>printf("\n\tInvalid Option.");</text:p>
      <text:p text:style-name="P7"><text:s text:c="12"/>break;</text:p>
      <text:p text:style-name="P7"><text:s text:c="8"/>}</text:p>
      <text:p text:style-name="P7"><text:s text:c="4"/>}</text:p>
      <text:p text:style-name="P7">}</text:p>
      <text:p text:style-name="P7"/>
      <text:p text:style-name="P7">void initMemory()</text:p>
      <text:p text:style-name="P7">{ <text:s text:c="2"/>//Initialising page table and frame table</text:p>
      <text:p text:style-name="P7"><text:s text:c="4"/>int i = 0;</text:p>
      <text:p text:style-name="P7"><text:s text:c="4"/>freeframe *temp, *prev;</text:p>
      <text:p text:style-name="P7"/>
      <text:p text:style-name="P7"><text:s text:c="4"/>printf("Enter the total physical memory (in KB) : ");</text:p>
      <text:p text:style-name="P7"><text:s text:c="4"/>scanf("%d", &amp;mem_size);</text:p>
      <text:p text:style-name="P7"><text:s text:c="4"/>printf("\nEnter the page size (in KB) : ");</text:p>
      <text:p text:style-name="P7"><text:s text:c="4"/>scanf("%d", &amp;page_size);</text:p>
      <text:p text:style-name="P7"><text:s text:c="4"/>no_frames = mem_size / page_size;</text:p>
      <text:p text:style-name="P7"><text:s text:c="4"/>printf("\nNo. of frames: %d", no_frames);</text:p>
      <text:p text:style-name="P7"/>
      <text:p text:style-name="P7"><text:s text:c="4"/>for (i = 0; i &lt; no_frames / 2; i++)</text:p>
      <text:p text:style-name="P7"><text:s text:c="4"/>{ <text:s text:c="6"/>//simulating the fact that some frames are already occupied</text:p>
      <text:p text:style-name="P7"><text:s text:c="8"/>int frame_no = random() % 737 % no_frames;</text:p>
      <text:p text:style-name="P7"><text:s text:c="8"/>frames[frame_no] = 1;</text:p>
      <text:p text:style-name="P7"><text:s text:c="8"/>no_free++;</text:p>
      <text:p text:style-name="P7"><text:s text:c="8"/>temp = (freeframe *)malloc(sizeof(freeframe));</text:p>
      <text:p text:style-name="P7"><text:s text:c="8"/>temp-&gt;frame_no = frame_no;</text:p>
      <text:p text:style-name="P7"><text:soft-page-break/><text:s text:c="8"/>temp-&gt;next = NULL;</text:p>
      <text:p text:style-name="P7"><text:s text:c="8"/>if (no_free == 1)</text:p>
      <text:p text:style-name="P7"><text:s text:c="8"/>{</text:p>
      <text:p text:style-name="P7"><text:s text:c="12"/>head = temp;</text:p>
      <text:p text:style-name="P7"><text:s text:c="8"/>}</text:p>
      <text:p text:style-name="P7"><text:s text:c="8"/>else</text:p>
      <text:p text:style-name="P7"><text:s text:c="8"/>{</text:p>
      <text:p text:style-name="P7"><text:s text:c="12"/>prev-&gt;next = temp;</text:p>
      <text:p text:style-name="P7"><text:s text:c="8"/>}</text:p>
      <text:p text:style-name="P7"><text:s text:c="8"/>prev = temp;</text:p>
      <text:p text:style-name="P7"><text:s text:c="4"/>}</text:p>
      <text:p text:style-name="P7">}</text:p>
      <text:p text:style-name="P7"/>
      <text:p text:style-name="P7">void printPageTable(pagetable *head)</text:p>
      <text:p text:style-name="P7">{ <text:s text:c="2"/>//printing the page table for a particular process</text:p>
      <text:p text:style-name="P7"><text:s text:c="4"/>pagetable *temp;</text:p>
      <text:p text:style-name="P7"/>
      <text:p text:style-name="P7"><text:s text:c="4"/>if (head != NULL)</text:p>
      <text:p text:style-name="P7"><text:s text:c="4"/>{</text:p>
      <text:p text:style-name="P7"><text:s text:c="8"/>printf("\n------------------------");</text:p>
      <text:p text:style-name="P7"><text:s text:c="4"/>}</text:p>
      <text:p text:style-name="P7"/>
      <text:p text:style-name="P7"><text:s text:c="4"/>for (temp = head; temp != NULL; temp = temp-&gt;next)</text:p>
      <text:p text:style-name="P7"><text:s text:c="4"/>{</text:p>
      <text:p text:style-name="P7"><text:s text:c="8"/>printf("\nPage : %d\tFrame : %d", temp-&gt;page_no, temp-&gt;frame_no);</text:p>
      <text:p text:style-name="P7"><text:s text:c="8"/></text:p>
      <text:p text:style-name="P7"><text:s text:c="4"/>}</text:p>
      <text:p text:style-name="P7"/>
      <text:p text:style-name="P7"><text:s text:c="4"/>printf("\n------------------------\n");</text:p>
      <text:p text:style-name="P7">}</text:p>
      <text:p text:style-name="P7"/>
      <text:p text:style-name="P7">void showAllPageTables()</text:p>
      <text:p text:style-name="P7">{ <text:s text:c="2"/>//printing the page table for all processes</text:p>
      <text:p text:style-name="P7"><text:s text:c="4"/>int i = 0;</text:p>
      <text:p text:style-name="P7"><text:s text:c="4"/>printf("\n\t\tPage Table");</text:p>
      <text:p text:style-name="P7"><text:s text:c="4"/>for (i = 0; i &lt; 10; i++)</text:p>
      <text:p text:style-name="P7"><text:s text:c="4"/>{</text:p>
      <text:p text:style-name="P7"><text:s text:c="8"/>if(process[i] != NULL){</text:p>
      <text:p text:style-name="P7"><text:s text:c="12"/>printf("\n\tPID : %d", i);</text:p>
      <text:p text:style-name="P7"><text:s text:c="12"/>printPageTable(process[i]);</text:p>
      <text:p text:style-name="P7"><text:s text:c="8"/>}</text:p>
      <text:p text:style-name="P7"><text:s text:c="4"/>}</text:p>
      <text:p text:style-name="P7">}</text:p>
      <text:p text:style-name="P7"/>
      <text:p text:style-name="P7">void allocateProcess()</text:p>
      <text:p text:style-name="P7">{ <text:s text:c="2"/>//allocating frames for a process</text:p>
      <text:p text:style-name="P7"><text:s text:c="4"/>int pid, mem, no_pages, i = 0;</text:p>
      <text:p text:style-name="P7"><text:s text:c="4"/>pagetable *temp, *phead, *prev;</text:p>
      <text:p text:style-name="P7"/>
      <text:p text:style-name="P7"><text:s text:c="4"/>printf("\nEnter Process ID: ");</text:p>
      <text:p text:style-name="P7"><text:s text:c="4"/>scanf("%d", &amp;pid);</text:p>
      <text:p text:style-name="P7"><text:s text:c="4"/>printf("\nEnter the Memory Required (in KB) : ");</text:p>
      <text:p text:style-name="P7"><text:soft-page-break/><text:s text:c="4"/>scanf("%d", &amp;mem);</text:p>
      <text:p text:style-name="P7"><text:s text:c="4"/>no_pages = mem / page_size;</text:p>
      <text:p text:style-name="P7"/>
      <text:p text:style-name="P7"><text:s text:c="4"/>if (mem * 1.0 / page_size &gt; no_pages)</text:p>
      <text:p text:style-name="P7"><text:s text:c="4"/>{</text:p>
      <text:p text:style-name="P7"><text:s text:c="8"/>no_pages++;</text:p>
      <text:p text:style-name="P7"><text:s text:c="4"/>}</text:p>
      <text:p text:style-name="P7"/>
      <text:p text:style-name="P7"><text:s text:c="4"/>printf("\nNo. of Pages: %d", no_pages);</text:p>
      <text:p text:style-name="P7"/>
      <text:p text:style-name="P7"><text:s text:c="4"/>if (no_pages &gt; no_free)</text:p>
      <text:p text:style-name="P7"><text:s text:c="4"/>{</text:p>
      <text:p text:style-name="P7"><text:s text:c="8"/>printf("\nProcess cannot be allocated as there are only %d free frames left.", no_free);</text:p>
      <text:p text:style-name="P7"><text:s text:c="8"/>return;</text:p>
      <text:p text:style-name="P7"><text:s text:c="4"/>}</text:p>
      <text:p text:style-name="P7"/>
      <text:p text:style-name="P7"><text:s text:c="4"/>for (i = 0; i &lt; no_pages; i++)</text:p>
      <text:p text:style-name="P7"><text:s text:c="4"/>{ <text:s text:c="2"/>//obtaining frames from the free frame list through the header node</text:p>
      <text:p text:style-name="P7"><text:s text:c="8"/>temp = (pagetable *)malloc(sizeof(pagetable));</text:p>
      <text:p text:style-name="P7"><text:s text:c="8"/>temp-&gt;page_no = i;</text:p>
      <text:p text:style-name="P7"><text:s text:c="8"/>temp-&gt;frame_no = head-&gt;frame_no;</text:p>
      <text:p text:style-name="P7"><text:s text:c="8"/>temp-&gt;next = NULL;</text:p>
      <text:p text:style-name="P7"><text:s text:c="8"/>freeframe *frame = head;</text:p>
      <text:p text:style-name="P7"><text:s text:c="8"/>head = head-&gt;next;</text:p>
      <text:p text:style-name="P7"><text:s text:c="8"/>free(frame);</text:p>
      <text:p text:style-name="P7"><text:s text:c="8"/>no_free--;</text:p>
      <text:p text:style-name="P7"/>
      <text:p text:style-name="P7"><text:s text:c="8"/>if (i == 0)</text:p>
      <text:p text:style-name="P7"><text:s text:c="8"/>{</text:p>
      <text:p text:style-name="P7"><text:s text:c="12"/>phead = temp;</text:p>
      <text:p text:style-name="P7"><text:s text:c="8"/>}</text:p>
      <text:p text:style-name="P7"><text:s text:c="8"/>else</text:p>
      <text:p text:style-name="P7"><text:s text:c="8"/>{</text:p>
      <text:p text:style-name="P7"><text:s text:c="12"/>prev-&gt;next = temp;</text:p>
      <text:p text:style-name="P7"><text:s text:c="8"/>}</text:p>
      <text:p text:style-name="P7"/>
      <text:p text:style-name="P7"><text:s text:c="8"/>prev = temp;</text:p>
      <text:p text:style-name="P7"><text:s text:c="4"/>}</text:p>
      <text:p text:style-name="P7"><text:s text:c="4"/>process[pid] = phead;</text:p>
      <text:p text:style-name="P7"><text:s text:c="4"/>printPageTable(process[pid]);</text:p>
      <text:p text:style-name="P7"><text:s text:c="4"/>printf("\nNo. of free frames left: %d", no_free);</text:p>
      <text:p text:style-name="P7">}</text:p>
      <text:p text:style-name="P7"/>
      <text:p text:style-name="P7">void deallocateProcess()</text:p>
      <text:p text:style-name="P7">{ <text:s text:c="2"/>//deallocate frames for a particular process</text:p>
      <text:p text:style-name="P7"><text:s text:c="4"/>int pid, frame;</text:p>
      <text:p text:style-name="P7"><text:s text:c="4"/>pagetable *temppage, *del, *pthead;</text:p>
      <text:p text:style-name="P7"><text:s text:c="4"/>freeframe *ffhead, *tempframe;</text:p>
      <text:p text:style-name="P7"/>
      <text:p text:style-name="P7"><text:s text:c="4"/>printf("\nEnter the Process ID: ");</text:p>
      <text:p text:style-name="P7"><text:s text:c="4"/>scanf("%d", &amp;pid);</text:p>
      <text:p text:style-name="P7"/>
      <text:p text:style-name="P7"><text:soft-page-break/><text:s text:c="4"/>pthead = process[pid];</text:p>
      <text:p text:style-name="P7"><text:s text:c="4"/>if (pthead == NULL)</text:p>
      <text:p text:style-name="P7"><text:s text:c="4"/>{</text:p>
      <text:p text:style-name="P7"><text:s text:c="8"/>printf("\nProcess %d has not been allocated.", pid);</text:p>
      <text:p text:style-name="P7"><text:s text:c="8"/>return;</text:p>
      <text:p text:style-name="P7"><text:s text:c="4"/>}</text:p>
      <text:p text:style-name="P7"><text:s text:c="4"/></text:p>
      <text:p text:style-name="P7"><text:s text:c="4"/>ffhead = head;</text:p>
      <text:p text:style-name="P7"><text:s text:c="4"/>if(ffhead != NULL){ <text:s text:c="4"/>//going to the end of the linked list</text:p>
      <text:p text:style-name="P7"><text:s text:c="8"/>for (ffhead = head; ffhead-&gt;next != NULL; ffhead = ffhead-&gt;next)</text:p>
      <text:p text:style-name="P7"><text:s text:c="12"/>;</text:p>
      <text:p text:style-name="P7"><text:s text:c="4"/>}</text:p>
      <text:p text:style-name="P7"/>
      <text:p text:style-name="P7"><text:s text:c="4"/>for (temppage = pthead; temppage != NULL;)</text:p>
      <text:p text:style-name="P7"><text:s text:c="4"/>{ <text:s text:c="2"/>//deleting the pages allocated to the process</text:p>
      <text:p text:style-name="P7"><text:s text:c="8"/>del = temppage;</text:p>
      <text:p text:style-name="P7"><text:s text:c="8"/>frame = del-&gt;frame_no;</text:p>
      <text:p text:style-name="P7"><text:s text:c="8"/>tempframe = (freeframe *)malloc(sizeof(freeframe));</text:p>
      <text:p text:style-name="P7"><text:s text:c="8"/>tempframe-&gt;frame_no = frame;</text:p>
      <text:p text:style-name="P7"><text:s text:c="8"/>tempframe-&gt;next = NULL;</text:p>
      <text:p text:style-name="P7"><text:s text:c="36"/>//appending the deallocated frame to the free frame list</text:p>
      <text:p text:style-name="P7"><text:s text:c="8"/>if (ffhead != NULL)</text:p>
      <text:p text:style-name="P7"><text:s text:c="8"/>{</text:p>
      <text:p text:style-name="P7"><text:s text:c="12"/>ffhead-&gt;next = tempframe;</text:p>
      <text:p text:style-name="P7"><text:s text:c="12"/>ffhead = tempframe;</text:p>
      <text:p text:style-name="P7"><text:s text:c="8"/>}</text:p>
      <text:p text:style-name="P7"><text:s text:c="8"/>else</text:p>
      <text:p text:style-name="P7"><text:s text:c="8"/>{ <text:s text:c="6"/>//if the free frame list is empty</text:p>
      <text:p text:style-name="P7"><text:s text:c="12"/>ffhead = tempframe;</text:p>
      <text:p text:style-name="P7"><text:s text:c="12"/>head = ffhead;</text:p>
      <text:p text:style-name="P7"><text:s text:c="8"/>}</text:p>
      <text:p text:style-name="P7"/>
      <text:p text:style-name="P7"><text:s text:c="8"/>temppage = temppage-&gt;next;</text:p>
      <text:p text:style-name="P7"><text:s text:c="8"/>no_free++;</text:p>
      <text:p text:style-name="P7"><text:s text:c="8"/>free(del);</text:p>
      <text:p text:style-name="P7"><text:s text:c="4"/>}</text:p>
      <text:p text:style-name="P7"/>
      <text:p text:style-name="P7"><text:s text:c="4"/>process[pid] = NULL;</text:p>
      <text:p text:style-name="P7"><text:s text:c="4"/>printf("\nSuccessfully deallocated Process %d.", pid);</text:p>
      <text:p text:style-name="P7">}</text:p>
      <text:p text:style-name="P7"/>
      <text:p text:style-name="P7">void addressMapper()</text:p>
      <text:p text:style-name="P7">{ <text:s text:c="2"/>//to find the physical address of a process given the logical address</text:p>
      <text:p text:style-name="P7"><text:s text:c="4"/>int pid, logical_addr, page_num, frame_num, offset, phys_addr, i = 0;</text:p>
      <text:p text:style-name="P7"><text:s text:c="4"/>pagetable *fhead, *temp;</text:p>
      <text:p text:style-name="P7"/>
      <text:p text:style-name="P7"><text:s text:c="4"/>printf("\nEnter Process ID: ");</text:p>
      <text:p text:style-name="P7"><text:s text:c="4"/>scanf("%d", &amp;pid);</text:p>
      <text:p text:style-name="P7"><text:s text:c="4"/>printf("\nEnter Logical Address of %d : ", pid);</text:p>
      <text:p text:style-name="P7"><text:s text:c="4"/>scanf("%d", &amp;logical_addr);</text:p>
      <text:p text:style-name="P7"/>
      <text:p text:style-name="P7"><text:s text:c="4"/>page_num = logical_addr / (page_size * 1024);</text:p>
      <text:p text:style-name="P7"><text:soft-page-break/><text:s text:c="4"/>offset = logical_addr % (page_size * 1024);</text:p>
      <text:p text:style-name="P7"/>
      <text:p text:style-name="P7"><text:s text:c="4"/>fhead = process[pid];</text:p>
      <text:p text:style-name="P7"><text:s text:c="4"/>temp = fhead;</text:p>
      <text:p text:style-name="P7"/>
      <text:p text:style-name="P7"><text:s text:c="4"/>for (i = 0; i &lt; page_num; i++)</text:p>
      <text:p text:style-name="P7"><text:s text:c="4"/>{</text:p>
      <text:p text:style-name="P7"><text:s text:c="8"/>temp = temp-&gt;next;</text:p>
      <text:p text:style-name="P7"><text:s text:c="4"/>}</text:p>
      <text:p text:style-name="P7"/>
      <text:p text:style-name="P7"><text:s text:c="4"/>frame_num = temp-&gt;frame_no;</text:p>
      <text:p text:style-name="P7"><text:s text:c="4"/>phys_addr = frame_num * page_size * 1024 + offset;</text:p>
      <text:p text:style-name="P7"><text:s text:c="4"/>printf("\nPhysical Address of %d is : %d.", pid, phys_addr);</text:p>
      <text:p text:style-name="P7">}</text:p>
      <text:p text:style-name="P7"/>
      <text:p text:style-name="P7">void showFreeFrames()</text:p>
      <text:p text:style-name="P7">{ <text:s text:c="2"/>//listing the free frames</text:p>
      <text:p text:style-name="P7"><text:s text:c="4"/>freeframe *temp;</text:p>
      <text:p text:style-name="P7"><text:s text:c="4"/>printf("\n\t\tFree Frame List: \n");</text:p>
      <text:p text:style-name="P7"><text:s text:c="4"/>for (temp = head; temp != NULL; temp = temp-&gt;next)</text:p>
      <text:p text:style-name="P7"><text:s text:c="4"/>{</text:p>
      <text:p text:style-name="P7"><text:s text:c="8"/>printf("%d ", temp-&gt;frame_no);</text:p>
      <text:p text:style-name="P7"><text:s text:c="4"/>}</text:p>
      <text:p text:style-name="P7"><text:s text:c="4"/>printf("\n");</text:p>
      <text:p text:style-name="P7">}</text:p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5"><text:soft-page-break/>OUTPUT:</text:p>
      <text:p text:style-name="P13"/>
      <text:p text:style-name="P13">(base) vishakan@Legion:~/Desktop/Operating-Systems/Ex9 Paging$ ./p</text:p>
      <text:p text:style-name="P13">Enter the total physical memory (in KB) : 20</text:p>
      <text:p text:style-name="P13"/>
      <text:p text:style-name="P13">Enter the page size (in KB) : 2</text:p>
      <text:p text:style-name="P13"/>
      <text:p text:style-name="P13">No. of frames: 10</text:p>
      <text:p text:style-name="P13"><text:s text:c="16"/>Free Frame List: </text:p>
      <text:p text:style-name="P13">2 3 1 9 5 </text:p>
      <text:p text:style-name="P13"/>
      <text:p text:style-name="P13">No. of free frames left: 5</text:p>
      <text:p text:style-name="P13"/>
      <text:p text:style-name="P13"><text:s text:c="16"/>Main Menu</text:p>
      <text:p text:style-name="P13"/>
      <text:p text:style-name="P13"><text:s text:c="8"/>1. Allocate a Process</text:p>
      <text:p text:style-name="P13"><text:s text:c="8"/>2. Deallocate a Process</text:p>
      <text:p text:style-name="P13"><text:s text:c="8"/>3. Display Page Table</text:p>
      <text:p text:style-name="P13"><text:s text:c="8"/>4. Display Free Frames</text:p>
      <text:p text:style-name="P13"><text:s text:c="8"/>5. Address Mapping</text:p>
      <text:p text:style-name="P13"><text:s text:c="8"/>0. Exit</text:p>
      <text:p text:style-name="P13"><text:s text:c="8"/>Your Choice -&gt; 1</text:p>
      <text:p text:style-name="P13"/>
      <text:p text:style-name="P13">Enter Process ID: 1</text:p>
      <text:p text:style-name="P13"/>
      <text:p text:style-name="P13">Enter the Memory Required (in KB) : 5</text:p>
      <text:p text:style-name="P13"/>
      <text:p text:style-name="P13">No. of Pages: 3</text:p>
      <text:p text:style-name="P13">------------------------</text:p>
      <text:p text:style-name="P13">Page : 0 <text:s text:c="7"/>Frame : 2</text:p>
      <text:p text:style-name="P13">Page : 1 <text:s text:c="7"/>Frame : 3</text:p>
      <text:p text:style-name="P13">Page : 2 <text:s text:c="7"/>Frame : 1</text:p>
      <text:p text:style-name="P13">------------------------</text:p>
      <text:p text:style-name="P13"/>
      <text:p text:style-name="P13">No. of free frames left: 2</text:p>
      <text:p text:style-name="P13"/>
      <text:p text:style-name="P13"/>
      <text:p text:style-name="P13"><text:tab/> <text:s text:c="2"/>Main Menu</text:p>
      <text:p text:style-name="P13"/>
      <text:p text:style-name="P13"><text:s text:c="8"/>1. Allocate a Process</text:p>
      <text:p text:style-name="P13"><text:s text:c="8"/>2. Deallocate a Process</text:p>
      <text:p text:style-name="P13"><text:s text:c="8"/>3. Display Page Table</text:p>
      <text:p text:style-name="P13"><text:s text:c="8"/>4. Display Free Frames</text:p>
      <text:p text:style-name="P13"><text:s text:c="8"/>5. Address Mapping</text:p>
      <text:p text:style-name="P13"><text:s text:c="8"/>0. Exit</text:p>
      <text:p text:style-name="P13"><text:s text:c="8"/>Your Choice -&gt; 1</text:p>
      <text:p text:style-name="P13"/>
      <text:p text:style-name="P13">Enter Process ID: 2</text:p>
      <text:p text:style-name="P13"/>
      <text:p text:style-name="P13">Enter the Memory Required (in KB) : 5</text:p>
      <text:p text:style-name="P13"/>
      <text:p text:style-name="P13">No. of Pages: 3</text:p>
      <text:p text:style-name="P13"><text:soft-page-break/>Process cannot be allocated as there are only 2 free frames left.</text:p>
      <text:p text:style-name="P13"/>
      <text:p text:style-name="P13"><text:s text:c="16"/>Main Menu</text:p>
      <text:p text:style-name="P13"/>
      <text:p text:style-name="P13"><text:s text:c="8"/>1. Allocate a Process</text:p>
      <text:p text:style-name="P13"><text:s text:c="8"/>2. Deallocate a Process</text:p>
      <text:p text:style-name="P13"><text:s text:c="8"/>3. Display Page Table</text:p>
      <text:p text:style-name="P13"><text:s text:c="8"/>4. Display Free Frames</text:p>
      <text:p text:style-name="P13"><text:s text:c="8"/>5. Address Mapping</text:p>
      <text:p text:style-name="P13"><text:s text:c="8"/>0. Exit</text:p>
      <text:p text:style-name="P13"><text:s text:c="8"/>Your Choice -&gt; 1</text:p>
      <text:p text:style-name="P13"/>
      <text:p text:style-name="P13">Enter Process ID: 2</text:p>
      <text:p text:style-name="P13"/>
      <text:p text:style-name="P13">Enter the Memory Required (in KB) : 4</text:p>
      <text:p text:style-name="P13"/>
      <text:p text:style-name="P13">No. of Pages: 2</text:p>
      <text:p text:style-name="P13">------------------------</text:p>
      <text:p text:style-name="P13">Page : 0 <text:s text:c="7"/>Frame : 9</text:p>
      <text:p text:style-name="P13">Page : 1 <text:s text:c="7"/>Frame : 5</text:p>
      <text:p text:style-name="P13">------------------------</text:p>
      <text:p text:style-name="P13"/>
      <text:p text:style-name="P13">No. of free frames left: 0</text:p>
      <text:p text:style-name="P13"/>
      <text:p text:style-name="P13"><text:s text:c="16"/>Main Menu</text:p>
      <text:p text:style-name="P13"/>
      <text:p text:style-name="P13"><text:s text:c="8"/>1. Allocate a Process</text:p>
      <text:p text:style-name="P13"><text:s text:c="8"/>2. Deallocate a Process</text:p>
      <text:p text:style-name="P13"><text:s text:c="8"/>3. Display Page Table</text:p>
      <text:p text:style-name="P13"><text:s text:c="8"/>4. Display Free Frames</text:p>
      <text:p text:style-name="P13"><text:s text:c="8"/>5. Address Mapping</text:p>
      <text:p text:style-name="P13"><text:s text:c="8"/>0. Exit</text:p>
      <text:p text:style-name="P13"><text:s text:c="8"/>Your Choice -&gt; 3</text:p>
      <text:p text:style-name="P13"/>
      <text:p text:style-name="P13"><text:s text:c="16"/>Page Table</text:p>
      <text:p text:style-name="P13"><text:s text:c="8"/>PID : 1</text:p>
      <text:p text:style-name="P13">------------------------</text:p>
      <text:p text:style-name="P13">Page : 0 <text:s text:c="7"/>Frame : 2</text:p>
      <text:p text:style-name="P13">Page : 1 <text:s text:c="7"/>Frame : 3</text:p>
      <text:p text:style-name="P13">Page : 2 <text:s text:c="7"/>Frame : 1</text:p>
      <text:p text:style-name="P13">------------------------</text:p>
      <text:p text:style-name="P13"/>
      <text:p text:style-name="P13"/>
      <text:p text:style-name="P13"/>
      <text:p text:style-name="P13"><text:s text:c="8"/>PID : 2</text:p>
      <text:p text:style-name="P13">------------------------</text:p>
      <text:p text:style-name="P13">Page : 0 <text:s text:c="7"/>Frame : 9</text:p>
      <text:p text:style-name="P13">Page : 1 <text:s text:c="7"/>Frame : 5</text:p>
      <text:p text:style-name="P13">------------------------</text:p>
      <text:p text:style-name="P13"/>
      <text:p text:style-name="P13"/>
      <text:p text:style-name="P13"/>
      <text:p text:style-name="P13"><text:soft-page-break/><text:s text:c="16"/>Main Menu</text:p>
      <text:p text:style-name="P13"/>
      <text:p text:style-name="P13"><text:s text:c="8"/>1. Allocate a Process</text:p>
      <text:p text:style-name="P13"><text:s text:c="8"/>2. Deallocate a Process</text:p>
      <text:p text:style-name="P13"><text:s text:c="8"/>3. Display Page Table</text:p>
      <text:p text:style-name="P13"><text:s text:c="8"/>4. Display Free Frames</text:p>
      <text:p text:style-name="P13"><text:s text:c="8"/>5. Address Mapping</text:p>
      <text:p text:style-name="P13"><text:s text:c="8"/>0. Exit</text:p>
      <text:p text:style-name="P13"><text:s text:c="8"/>Your Choice -&gt; 4</text:p>
      <text:p text:style-name="P13"/>
      <text:p text:style-name="P13"><text:s text:c="16"/>Free Frame List: </text:p>
      <text:p text:style-name="P13"/>
      <text:p text:style-name="P13"/>
      <text:p text:style-name="P13"/>
      <text:p text:style-name="P13"><text:s text:c="16"/>Main Menu</text:p>
      <text:p text:style-name="P13"/>
      <text:p text:style-name="P13"><text:s text:c="8"/>1. Allocate a Process</text:p>
      <text:p text:style-name="P13"><text:s text:c="8"/>2. Deallocate a Process</text:p>
      <text:p text:style-name="P13"><text:s text:c="8"/>3. Display Page Table</text:p>
      <text:p text:style-name="P13"><text:s text:c="8"/>4. Display Free Frames</text:p>
      <text:p text:style-name="P13"><text:s text:c="8"/>5. Address Mapping</text:p>
      <text:p text:style-name="P13"><text:s text:c="8"/>0. Exit</text:p>
      <text:p text:style-name="P13"><text:s text:c="8"/>Your Choice -&gt; 2</text:p>
      <text:p text:style-name="P13"/>
      <text:p text:style-name="P13">Enter the Process ID: 2</text:p>
      <text:p text:style-name="P13"/>
      <text:p text:style-name="P13">Successfully deallocated Process 2.</text:p>
      <text:p text:style-name="P13"/>
      <text:p text:style-name="P13"><text:s text:c="16"/>Main Menu</text:p>
      <text:p text:style-name="P13"/>
      <text:p text:style-name="P13"><text:s text:c="8"/>1. Allocate a Process</text:p>
      <text:p text:style-name="P13"><text:s text:c="8"/>2. Deallocate a Process</text:p>
      <text:p text:style-name="P13"><text:s text:c="8"/>3. Display Page Table</text:p>
      <text:p text:style-name="P13"><text:s text:c="8"/>4. Display Free Frames</text:p>
      <text:p text:style-name="P13"><text:s text:c="8"/>5. Address Mapping</text:p>
      <text:p text:style-name="P13"><text:s text:c="8"/>0. Exit</text:p>
      <text:p text:style-name="P13"><text:s text:c="8"/>Your Choice -&gt; 4</text:p>
      <text:p text:style-name="P13"/>
      <text:p text:style-name="P13"><text:s text:c="16"/>Free Frame List: </text:p>
      <text:p text:style-name="P13">9 5 </text:p>
      <text:p text:style-name="P13"/>
      <text:p text:style-name="P13"/>
      <text:p text:style-name="P13"><text:tab/>Main Menu</text:p>
      <text:p text:style-name="P13"/>
      <text:p text:style-name="P13"><text:s text:c="8"/>1. Allocate a Process</text:p>
      <text:p text:style-name="P13"><text:s text:c="8"/>2. Deallocate a Process</text:p>
      <text:p text:style-name="P13"><text:s text:c="8"/>3. Display Page Table</text:p>
      <text:p text:style-name="P13"><text:s text:c="8"/>4. Display Free Frames</text:p>
      <text:p text:style-name="P13"><text:s text:c="8"/>5. Address Mapping</text:p>
      <text:p text:style-name="P13"><text:s text:c="8"/>0. Exit</text:p>
      <text:p text:style-name="P13"><text:s text:c="8"/>Your Choice -&gt; 5 <text:s/></text:p>
      <text:p text:style-name="P13"/>
      <text:p text:style-name="P13"><text:soft-page-break/>Enter Process ID: 1</text:p>
      <text:p text:style-name="P13"/>
      <text:p text:style-name="P13">Enter Logical Address of 1 : 2048</text:p>
      <text:p text:style-name="P13"/>
      <text:p text:style-name="P13">Physical Address of 1 is : 6144.</text:p>
      <text:p text:style-name="P13"/>
      <text:p text:style-name="P13"><text:s text:c="16"/>Main Menu</text:p>
      <text:p text:style-name="P13"/>
      <text:p text:style-name="P13"><text:s text:c="8"/>1. Allocate a Process</text:p>
      <text:p text:style-name="P13"><text:s text:c="8"/>2. Deallocate a Process</text:p>
      <text:p text:style-name="P13"><text:s text:c="8"/>3. Display Page Table</text:p>
      <text:p text:style-name="P13"><text:s text:c="8"/>4. Display Free Frames</text:p>
      <text:p text:style-name="P13"><text:s text:c="8"/>5. Address Mapping</text:p>
      <text:p text:style-name="P13"><text:s text:c="8"/>0. Exit</text:p>
      <text:p text:style-name="P13"><text:s text:c="8"/>Your Choice -&gt; 0</text:p>
      <text:p text:style-name="P13"/>
      <text:p text:style-name="P13"><text:s text:c="16"/>Thank You!</text:p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3-21T21:07:04.355680744</dc:date>
    <meta:editing-duration>PT15M1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0" meta:paragraph-count="359" meta:word-count="1234" meta:character-count="9485" meta:non-whitespace-character-count="6517"/>
  </office:meta>
</office:document-meta>
</file>